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paragraph-properties fo:margin-bottom="0in" fo:line-height="100%" fo:background-color="#FFFFFF"/>
    </style:style>
    <style:style style:name="T3" style:parent-style-name="DefaultParagraphFont" style:family="text">
      <style:text-properties style:font-name="Arial" style:font-name-asian="Times New Roman" style:font-name-complex="Arial" fo:color="#1F497D" fo:font-size="12pt" style:font-size-asian="12pt" style:font-size-complex="12pt"/>
    </style:style>
    <style:style style:name="P4" style:parent-style-name="Normal" style:family="paragraph">
      <style:paragraph-properties fo:margin-bottom="0in" fo:line-height="100%" fo:background-color="#FFFFFF"/>
    </style:style>
    <style:style style:name="T5" style:parent-style-name="DefaultParagraphFont" style:family="text">
      <style:text-properties style:font-name="Arial" style:font-name-asian="Times New Roman" style:font-name-complex="Arial" fo:color="#1F497D" fo:font-size="12pt" style:font-size-asian="12pt" style:font-size-complex="12pt" fo:language="en" fo:country="US"/>
    </style:style>
    <style:style style:name="P6" style:parent-style-name="Normal" style:family="paragraph">
      <style:paragraph-properties fo:margin-bottom="0in" fo:line-height="100%" fo:background-color="#FFFFFF"/>
    </style:style>
    <style:style style:name="T7" style:parent-style-name="DefaultParagraphFont" style:family="text">
      <style:text-properties style:font-name="Arial" style:font-name-asian="Times New Roman" style:font-name-complex="Arial" fo:color="#1F497D" fo:font-size="12pt" style:font-size-asian="12pt" style:font-size-complex="12pt" fo:language="en" fo:country="US"/>
    </style:style>
    <style:style style:name="P8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FWF 20221107</text:p>
      <text:p text:style-name="P2"><text:span text:style-name="T3">Dear Marguerite Oriordan,</text:span></text:p>
      <text:p text:style-name="P4"><text:span text:style-name="T5">many thanks for your Email, I thought silence was taken as consent. All the data given is correct and nothing has changed.</text:span></text:p>
      <text:p text:style-name="P6"><text:span text:style-name="T7">Best greetings Iris Fortmann</text:span></text:p>
      <text:p text:style-name="Normal"/>
      <text:p text:style-name="Normal"/>
      <text:p text:style-name="P8">ACTION TAKEN</text:p>
      <text:p text:style-name="Normal">No changes made to scoring parameter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guerite O'Riordan (Student)</meta:initial-creator>
    <dc:creator>Marguerite O'Riordan (Student)</dc:creator>
    <meta:creation-date>2023-01-21T21:17:00Z</meta:creation-date>
    <dc:date>2023-01-21T21:19:00Z</dc:date>
    <meta:template xlink:href="Normal" xlink:type="simple"/>
    <meta:editing-cycles>1</meta:editing-cycles>
    <meta:editing-duration>PT0S</meta:editing-duration>
    <meta:document-statistic meta:page-count="1" meta:paragraph-count="1" meta:word-count="36" meta:character-count="243" meta:row-count="1" meta:non-whitespace-character-count="208"/>
  </office:meta>
</office:document-meta>
</file>